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BodyProcessor.writing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Processor.isWrite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FlushProcessor.isFlush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sponse.getNative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sponse.getRawStatu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BodyFlushProcessor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BodyProcessor.ResponseBody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Processor.write( DataBuffer dataBuff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sponseBodyProcessor.discardData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yncListener.onStartAsync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letServerHttpResponse.isWrite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sponse.flu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ponseBodyFlushProcessor.ResponseBodyFlush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sponse.getAsync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sponse.ServletServerHttpResponse( HttpHeaders headers , HttpServletResponse response , AsyncContext asyncContext , DataBufferFactory bufferFactory , int bufferSize , Servlet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ServerHttpResponse.applyCook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rverHttpResponse.apply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ServerHttpResponse.applyStatu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ServerHttpResponse.createBodyFlush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erHttpResponse.ServletServerHttpResponse( HttpServletResponse response , AsyncContext asyncContext , DataBufferFactory bufferFactory , int bufferSize , Servlet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yncListener.onError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FlushProcessor.isWrite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sponse.getStatu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BodyFlushProcessor.createWrit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BodyWriteListener.onWritePossi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ServerHttpResponse.adaptHeaders( boolean removeAdaptedHead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vletServerHttpRespons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WriteListener.onError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Processor.isDataEmpty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yncListener.onTimeout( Async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erHttpResponse.writeToOutputStream( DataBuffer data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AsyncListener.handleError(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AsyncListener.onComplete( Async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